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style:font-name="MS Gothic" style:font-name-asian="MS Gothic" style:font-name-complex="MS Gothic"/>
    </style:style>
    <style:style style:name="T4" style:parent-style-name="Absatz-Standardschriftart" style:family="text">
      <style:text-properties style:font-name="Aptos" style:font-name-complex="Aptos"/>
    </style:style>
    <style:style style:name="T5" style:parent-style-name="Absatz-Standardschriftart" style:family="text">
      <style:text-properties style:font-name="MS Gothic" style:font-name-asian="MS Gothic" style:font-name-complex="MS Gothic"/>
    </style:style>
    <style:style style:name="T6" style:parent-style-name="Absatz-Standardschriftart" style:family="text">
      <style:text-properties style:font-name="Aptos" style:font-name-complex="Aptos"/>
    </style:style>
    <style:style style:name="T7" style:parent-style-name="Absatz-Standardschriftart" style:family="text">
      <style:text-properties style:font-name="Aptos" style:font-name-complex="Aptos"/>
    </style:style>
    <style:style style:name="T8" style:parent-style-name="Absatz-Standardschriftart" style:family="text">
      <style:text-properties style:font-name="MS Gothic" style:font-name-asian="MS Gothic" style:font-name-complex="MS Gothic"/>
    </style:style>
    <style:style style:name="T9" style:parent-style-name="Absatz-Standardschriftart" style:family="text">
      <style:text-properties style:font-name="Aptos" style:font-name-complex="Aptos"/>
    </style:style>
    <style:style style:name="T10" style:parent-style-name="Absatz-Standardschriftart" style:family="text">
      <style:text-properties style:font-name="Aptos" style:font-name-complex="Aptos"/>
    </style:style>
    <style:style style:name="T11" style:parent-style-name="Absatz-Standardschriftart" style:family="text">
      <style:text-properties style:font-name="MS Gothic" style:font-name-asian="MS Gothic" style:font-name-complex="MS Gothic"/>
    </style:style>
    <style:style style:name="T12" style:parent-style-name="Absatz-Standardschriftart" style:family="text">
      <style:text-properties style:font-name="Aptos" style:font-name-complex="Aptos"/>
    </style:style>
    <style:style style:name="T13" style:parent-style-name="Absatz-Standardschriftart" style:family="text">
      <style:text-properties style:font-name="Aptos" style:font-name-complex="Aptos"/>
    </style:style>
    <style:style style:name="T14" style:parent-style-name="Absatz-Standardschriftart" style:family="text">
      <style:text-properties style:font-name="MS Gothic" style:font-name-asian="MS Gothic" style:font-name-complex="MS Gothic"/>
    </style:style>
    <style:style style:name="T15" style:parent-style-name="Absatz-Standardschriftart" style:family="text">
      <style:text-properties style:font-name="Aptos" style:font-name-complex="Aptos"/>
    </style:style>
    <style:style style:name="T16" style:parent-style-name="Absatz-Standardschriftart" style:family="text">
      <style:text-properties style:font-name="MS Gothic" style:font-name-asian="MS Gothic" style:font-name-complex="MS Gothic"/>
    </style:style>
    <style:style style:name="T17" style:parent-style-name="Absatz-Standardschriftart" style:family="text">
      <style:text-properties style:font-name="Aptos" style:font-name-complex="Aptos"/>
    </style:style>
    <style:style style:name="T18" style:parent-style-name="Absatz-Standardschriftart" style:family="text">
      <style:text-properties style:font-name="Aptos" style:font-name-complex="Aptos"/>
    </style:style>
    <style:style style:name="T19" style:parent-style-name="Absatz-Standardschriftart" style:family="text">
      <style:text-properties style:font-name="Aptos" style:font-name-complex="Aptos"/>
    </style:style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T25" style:parent-style-name="Absatz-Standardschriftart" style:family="text">
      <style:text-properties style:font-name="Segoe UI Emoji" style:font-name-complex="Segoe UI Emoji"/>
    </style:style>
    <style:style style:name="P26" style:parent-style-name="Standard" style:list-style-name="LFO1" style:family="paragraph"/>
    <style:style style:name="P27" style:parent-style-name="Standard" style:list-style-name="LFO2" style:family="paragraph"/>
    <style:style style:name="P28" style:parent-style-name="Standard" style:list-style-name="LFO2" style:family="paragraph"/>
    <style:style style:name="P29" style:parent-style-name="Standard" style:list-style-name="LFO2" style:family="paragraph"/>
    <style:style style:name="T30" style:parent-style-name="Absatz-Standardschriftart" style:family="text">
      <style:text-properties fo:font-weight="bold" style:font-weight-asian="bold" style:font-weight-complex="bold"/>
    </style:style>
    <style:style style:name="T31" style:parent-style-name="Absatz-Standardschriftart" style:family="text">
      <style:text-properties style:font-name="Segoe UI Emoji" style:font-name-complex="Segoe UI Emoji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draw:custom-shape svg:x="0in" svg:y="0in" svg:width="45.51042in" svg:height="0.00139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Standard">Hallo! Wir arbeiten gemeinsam an einem Forschungsprojekt: einem modularen KI-Agenten namens FRED (Forschungs-Ressourcen-Energie-Dialogs-Assistent) für die sektorübergreifende Wärmeplanung. Ich bin Prof. Dr. Dr. Tanja Kneiske von Fraunhofer IEG in Cottbus.</text:p>
      <text:p text:style-name="Standard"><text:span text:style-name="T2">Was bisher gebaut wurde – M1 ist fertig und läuft:</text:span></text:p>
      <text:p text:style-name="Standard">Projektname: MyFirstAgent in PyCharm, Python 3.12, virtuelles Environment .venv</text:p>
      <text:p text:style-name="Standard">Projektstruktur:</text:p>
      <text:p text:style-name="Standard">MyFirstAgent/</text:p>
      <text:p text:style-name="Standard"><text:span text:style-name="T3">├</text:span><text:span text:style-name="T4">──</text:span><text:s/>fred/</text:p>
      <text:p text:style-name="Standard">│ <text:s text:c="2"/><text:span text:style-name="T5">├</text:span><text:span text:style-name="T6">──</text:span><text:s/>__init__.py <text:s text:c="5"/><text:span text:style-name="T7">←</text:span><text:s/>importiert FredAgent</text:p>
      <text:p text:style-name="Standard">│ <text:s text:c="2"/><text:span text:style-name="T8">├</text:span><text:span text:style-name="T9">──</text:span><text:s/>agent.py <text:s text:c="8"/><text:span text:style-name="T10">←</text:span><text:s/>FredAgent mit conversation_history</text:p>
      <text:p text:style-name="Standard">│ <text:s text:c="2"/><text:span text:style-name="T11">├</text:span><text:span text:style-name="T12">──</text:span><text:s/>llm.py <text:s text:c="10"/><text:span text:style-name="T13">←</text:span><text:s/>Ollama-Adapter (austauschbar)</text:p>
      <text:p text:style-name="Standard">│ <text:s text:c="2"/>└── memory.py <text:s text:c="7"/>← leer, wächst mit</text:p>
      <text:p text:style-name="Standard"><text:span text:style-name="T14">├</text:span><text:span text:style-name="T15">──</text:span><text:s/>tools/</text:p>
      <text:p text:style-name="Standard">│ <text:s text:c="2"/>└── __init__.py <text:s text:c="5"/>← leer, Werkzeuge kommen ab M2</text:p>
      <text:p text:style-name="Standard"><text:span text:style-name="T16">├</text:span><text:span text:style-name="T17">──</text:span><text:s/>app.py <text:s text:c="14"/><text:span text:style-name="T18">←</text:span><text:s/>Streamlit UI, l<text:span text:style-name="T19">ä</text:span>uft auf localhost:8501</text:p>
      <text:p text:style-name="Standard">└── config.py <text:s text:c="11"/>← Modell, URL, System-Prompt</text:p>
      <text:p text:style-name="Standard">Technischer Stand:</text:p>
      <text:list text:style-name="LFO1" text:continue-numbering="true">
        <text:list-item>
          <text:p text:style-name="P20">Modell: qwen2.5:7b-instruct lokal via Ollama</text:p>
        </text:list-item>
        <text:list-item>
          <text:p text:style-name="P21">Später Umstieg auf Fraunhofer API geplant – Adapter ist dafür vorbereitet</text:p>
        </text:list-item>
        <text:list-item>
          <text:p text:style-name="P22">Streamlit läuft, dunkles Theme, Sidebar mit Status und Reset-Button</text:p>
        </text:list-item>
        <text:list-item>
          <text:p text:style-name="P23">FRED hat eine INTP-Persönlichkeit (Der Logiker), ist neu im Team, der Mensch entscheidet immer</text:p>
        </text:list-item>
        <text:list-item>
          <text:p text:style-name="P24">System-Prompt enthält Transparenzprinzip: Denkweg zeigen, Optionen offenlegen, Grenzen benennen, Format mit<text:s/><text:span text:style-name="T25">🔍💡⚖️⚠️➡️</text:span></text:p>
        </text:list-item>
        <text:list-item>
          <text:p text:style-name="P26">Problem bekannt: qwen2.5:7b folgt dem FORMAT-Abschnitt im System-Prompt nicht zuverlässig – Lösung über Wrapper in agent.py noch offen</text:p>
        </text:list-item>
      </text:list>
      <text:p text:style-name="Standard">Präsentation:</text:p>
      <text:soft-page-break/>
      <text:list text:style-name="LFO2" text:continue-numbering="true">
        <text:list-item>
          <text:p text:style-name="P27">M1-Präsentation als animierte HTML-Datei fertig (IEI Branding, Rot-Schwarz, 12 Folien)</text:p>
        </text:list-item>
        <text:list-item>
          <text:p text:style-name="P28">YouTube-Kanal: @IntegrierteEnergie</text:p>
        </text:list-item>
        <text:list-item>
          <text:p text:style-name="P29">Geplante Video-Serie: Video 0 (Einführung Agentic AI) + Video pro Meilenstein</text:p>
        </text:list-item>
      </text:list>
      <text:p text:style-name="Standard"><text:span text:style-name="T30">Nächster Schritt: M2 – FRED liest PDFs</text:span><text:s/>FRED bekommt sein erstes echtes Werkzeug: PDF laden, Text extrahieren, Fragen zu kommunalen Wärmeplänen beantworten. Das ist der erste echte Reasoning+Action Schritt.</text:p>
      <text:p text:style-name="Standard">Bitte mach direkt weiter mit M2 – fang mit den Anforderungen und der Implementierung an. Kein Multiple-Choice, echtes Gespräch bitte.</text:p>
      <text:p text:style-name="Standard"><draw:custom-shape svg:x="0in" svg:y="0in" svg:width="45.51042in" svg:height="0.00139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Standard">Das kannst du morgen direkt einkopieren und wir starten sofort bei M2. Gute Nacht!<text:s/><text:span text:style-name="T31">🔥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U-Pseudonym 17333863524391554448658237827</meta:initial-creator>
    <dc:creator>TU-Pseudonym 17333863524391554448658237827</dc:creator>
    <meta:creation-date>2026-04-05T08:52:00Z</meta:creation-date>
    <dc:date>2026-04-06T08:52:00Z</dc:date>
    <meta:template xlink:href="Normal" xlink:type="simple"/>
    <meta:editing-cycles>1</meta:editing-cycles>
    <meta:editing-duration>PT0S</meta:editing-duration>
    <meta:document-statistic meta:page-count="2" meta:paragraph-count="4" meta:word-count="277" meta:character-count="2022" meta:row-count="14" meta:non-whitespace-character-count="1749"/>
  </office:meta>
</office:document-meta>
</file>